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ngletonListIterator.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ngletonListIterator.nextInde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onListIterator.remov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ngletonListIterator.add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onListIterator.previou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ngletonListIterator.SingletonListIterator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ngletonListIterator.hasPreviou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onListIterator.has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onListIterator.previousInde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onListIterato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ngletonListIterator.set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